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table:number-columns-repeated="3"/>
          <table:table-cell table:style-name="ce1" office:value-type="string">
            <text:p>Total</text:p>
          </table:table-cell>
          <table:table-cell table:style-name="ce1" table:formula="of:=SUM([.E2:.E25])" office:value-type="float" office:value="7862">
            <text:p>7862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048 Cereal preparations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054 Vegetables, f.c.f.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057 Fruit &amp; nuts</text:p>
          </table:table-cell>
          <table:table-cell office:value-type="float" office:value="457">
            <text:p>457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058 Fruit, prepared or preserv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059 Fruit juice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098 Edible products &amp; preparations, nes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111 Non-alcoholic beverages, 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121 Tobacco, unmanufactured</text:p>
          </table:table-cell>
          <table:table-cell office:value-type="float" office:value="7219">
            <text:p>7219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278 Crude minerals, nes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291 Crude animal matter, nes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611 Leather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613 Furskins, tanned or dressed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635 Wood manufactures, 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658 Made-up textile articles, ne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661 Lime, cement &amp; construction material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663 Mineral manufactures, ne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666 Pottery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671 Pig-iron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697 Household equip of base metal, nes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821 Furniture, mattresses &amp; cushions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831 Travel goods, bags &amp; like container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843 Men's clothing, knitted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896 Artwork &amp; antiques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Imports</text:p>
          </table:table-cell>
          <table:table-cell office:value-type="string">
            <text:p>FY2011</text:p>
          </table:table-cell>
          <table:table-cell office:value-type="string">
            <text:p>Zimbabwe</text:p>
          </table:table-cell>
          <table:table-cell office:value-type="string">
            <text:p>988 Confidential items of trade</text:p>
          </table:table-cell>
          <table:table-cell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 style:data-style-name="N2" text:time-value="0000-00-00T01:28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2:40:26</meta:creation-date>
    <dc:date>2013-06-01T01:29:06</dc:date>
    <meta:editing-duration>P0D</meta:editing-duration>
    <meta:editing-cycles>2</meta:editing-cycles>
    <meta:generator>LibreOffice/3.6$MacOSX_x86 LibreOffice_project/2ef5aff-a6fb0ff-166bdff-cf087ad-0f1389</meta:generator>
    <meta:document-statistic meta:table-count="1" meta:cell-count="122" meta:object-count="0"/>
  </office:meta>
</office:document-meta>
</file>